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break-before="page"/>
    </style:style>
    <style:style style:name="P2" style:family="paragraph" style:parent-style-name="Standard">
      <style:text-properties officeooo:paragraph-rsid="001a2638"/>
    </style:style>
    <style:style style:name="P3" style:family="paragraph" style:parent-style-name="Standard">
      <style:paragraph-properties fo:margin-top="0cm" fo:margin-bottom="0.282cm" style:contextual-spacing="false" fo:break-before="page"/>
      <style:text-properties officeooo:paragraph-rsid="001a2638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background-color="#1a1b26"/>
    </style:style>
    <style:style style:name="P7" style:family="paragraph" style:parent-style-name="Standard">
      <style:paragraph-properties fo:margin-top="0cm" fo:margin-bottom="0cm" style:contextual-spacing="false"/>
      <style:text-properties fo:background-color="#1a1b26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afb9e0" loext:opacity="100%" fo:background-color="#1a1b26"/>
    </style:style>
    <style:style style:name="P9" style:family="paragraph" style:parent-style-name="Standard">
      <style:paragraph-properties fo:margin-top="0cm" fo:margin-bottom="0.282cm" style:contextual-spacing="false" fo:break-before="page"/>
      <style:text-properties officeooo:paragraph-rsid="001a4674"/>
    </style:style>
    <style:style style:name="P10" style:family="paragraph" style:parent-style-name="Standard">
      <style:text-properties officeooo:paragraph-rsid="001a4674"/>
    </style:style>
    <style:style style:name="P11" style:family="paragraph" style:parent-style-name="Standard">
      <style:paragraph-properties fo:margin-top="0cm" fo:margin-bottom="0cm" style:contextual-spacing="false"/>
      <style:text-properties officeooo:paragraph-rsid="001a4674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a2638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a2638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a4674" style:font-size-asian="16pt" style:font-weight-asian="bold" style:font-size-complex="16pt" style:font-weight-complex="bold"/>
    </style:style>
    <style:style style:name="T7" style:family="text">
      <style:text-properties officeooo:rsid="001a2638"/>
    </style:style>
    <style:style style:name="T8" style:family="text">
      <style:text-properties fo:color="#91aff0" loext:opacity="100%"/>
    </style:style>
    <style:style style:name="T9" style:family="text">
      <style:text-properties fo:color="#91aff0" loext:opacity="100%" fo:background-color="#1a1b26" loext:char-shading-value="0"/>
    </style:style>
    <style:style style:name="T10" style:family="text">
      <style:text-properties fo:color="#afb9e0" loext:opacity="100%"/>
    </style:style>
    <style:style style:name="T11" style:family="text">
      <style:text-properties fo:color="#afb9e0" loext:opacity="100%" fo:background-color="#1a1b26" loext:char-shading-value="0"/>
    </style:style>
    <style:style style:name="T12" style:family="text">
      <style:text-properties fo:color="#90bc63" loext:opacity="100%"/>
    </style:style>
    <style:style style:name="T13" style:family="text">
      <style:text-properties fo:color="#b595ef" loext:opacity="100%"/>
    </style:style>
    <style:style style:name="T14" style:family="text">
      <style:text-properties fo:color="#e49a6f" loext:opacity="100%"/>
    </style:style>
    <style:style style:name="T15" style:family="text">
      <style:text-properties fo:color="#e49a6f" loext:opacity="100%" fo:background-color="#1a1b26" loext:char-shading-value="0"/>
    </style:style>
    <style:style style:name="T16" style:family="text">
      <style:text-properties fo:color="#67c0b4" loext:opacity="100%"/>
    </style:style>
    <style:style style:name="T17" style:family="text">
      <style:text-properties fo:color="#67c0b4" loext:opacity="100%" fo:background-color="#1a1b26" loext:char-shading-value="0"/>
    </style:style>
    <style:style style:name="T18" style:family="text">
      <style:text-properties officeooo:rsid="001a4674"/>
    </style:style>
    <style:style style:name="T19" style:family="text">
      <style:text-properties fo:background-color="#1a1b26" loext:char-shading-value="0"/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3.361cm" fo:min-width="14.31cm" fo:padding-top="0.127cm" fo:padding-bottom="0.127cm" fo:padding-left="0.254cm" fo:padding-right="0.254cm" fo:wrap-option="wrap" loext:decorative="false" fo:margin-left="0.303cm" fo:margin-right="0.356cm" fo:margin-top="0.113cm" fo:margin-bottom="0.148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Título do Plano de Testes: </text:span><text:span text:style-name="T2">Plano de Testes Unitário o Sistema de Calculadora</text:span></text:p>
      <text:p text:style-name="Standard"/>
      <text:p text:style-name="Standard"><text:span text:style-name="T3">Data de Criação</text:span>: <text:span text:style-name="T7">08</text:span>/<text:span text:style-name="T7">04</text:span>/<text:span text:style-name="T7">2024</text:span></text:p>
      <text:p text:style-name="Standard"><text:span text:style-name="T3">Autor:</text:span> <text:span text:style-name="T7">Willian Kennedy dos S. B.</text:span></text:p>
      <text:p text:style-name="Standard"/>
      <text:p text:style-name="Standard"><text:span text:style-name="T3">Objetivo:</text:span> Este plano de testes tem como objetivo definir as estratégias, processos e recursos necessários para a realização de testes unitários do Sistema de Calculadora.</text:p>
      <text:p text:style-name="Standard"/>
      <text:p text:style-name="Standard"><text:span text:style-name="T3">Escopo:</text:span> O escopo deste plano de testes inclui a verificação da funcionalidade de todas as funcionalidades do sistema Sistema de Calculadora.</text:p>
      <text:p text:style-name="Standard" loext:marker-style-name="T3"><text:span text:style-name="T3">Ambiente de Teste:</text:span><text:span text:style-name="T3"/></text:p>
      <text:p text:style-name="Standard">- Sistema Operacional: Windows 10</text:p>
      <text:p text:style-name="Standard">- Versão do Sistema: v1.0</text:p>
      <text:p text:style-name="Standard"/>
      <text:p text:style-name="P2"><text:span text:style-name="T3">Data de Início:</text:span> <text:span text:style-name="T7">08</text:span>/<text:span text:style-name="T7">04</text:span>/<text:span text:style-name="T7">2024</text:span></text:p>
      <text:p text:style-name="P2"><text:span text:style-name="T3">Data de Conclusão:</text:span> <text:span text:style-name="T7">08</text:span>/<text:span text:style-name="T7">04</text:span>/<text:span text:style-name="T7">2024</text:span></text:p>
      <text:p text:style-name="Standard"/>
      <text:p text:style-name="Standard" loext:marker-style-name="T3"><text:span text:style-name="T3">Equipe de Teste:</text:span><text:span text:style-name="T3"/></text:p>
      <text:p text:style-name="Standard">- Líder de Teste: <text:span text:style-name="T7">Willian Kennedy</text:span></text:p>
      <text:p text:style-name="Standard"/>
      <text:p text:style-name="Standard" loext:marker-style-name="T3"><text:span text:style-name="T3">Tipos de Teste:</text:span><text:span text:style-name="T3"/></text:p>
      <text:p text:style-name="Standard">- Teste Unitário</text:p>
      <text:p text:style-name="Standard"/>
      <text:p text:style-name="Standard" loext:marker-style-name="T3"><text:span text:style-name="T3">Processo de Teste:</text:span><text:span text:style-name="T3"/></text:p>
      <text:p text:style-name="Standard">1. Preparação do Ambiente de Teste</text:p>
      <text:p text:style-name="Standard">2. Preparação dos Casos de Teste</text:p>
      <text:p text:style-name="Standard">3. Execução dos Casos de Teste</text:p>
      <text:p text:style-name="Standard"/>
      <text:p text:style-name="Standard" loext:marker-style-name="T3"><text:span text:style-name="T3">Ferramentas de Teste:</text:span><text:span text:style-name="T3"/></text:p>
      <text:p text:style-name="Standard">- Ferramenta de Teste Unitário: Jasmine</text:p>
      <text:p text:style-name="Standard"/>
      <text:p text:style-name="Standard" loext:marker-style-name="T3"><text:soft-page-break/><text:span text:style-name="T3">Aprovação:</text:span><text:span text:style-name="T3"/></text:p>
      <text:p text:style-name="Standard">- Aprovação do Líder de Teste: <text:span text:style-name="T7">Willian Kennedy</text:span></text:p>
      <text:p text:style-name="Standard">- Aprovação do Gerente de Projeto: Tutor</text:p>
      <text:p text:style-name="Standard"/>
      <text:p text:style-name="P1"/>
      <text:p text:style-name="Standard" loext:marker-style-name="T4"><text:span text:style-name="T4">Título do Caso de Teste: Verificar a </text:span><text:span text:style-name="T5">funcionalidade de Soma</text:span></text:p>
      <text:p text:style-name="Standard"/>
      <text:p text:style-name="Standard"><text:span text:style-name="T3">ID do Caso de Teste:</text:span> TC-001 – Somas Válidas</text:p>
      <text:p text:style-name="Standard"/>
      <text:p text:style-name="Standard"><text:span text:style-name="T3">Propósito:</text:span> Verificar se a função soma está fazendo o cálculo de forma correta.</text:p>
      <text:p text:style-name="Standard"/>
      <text:p text:style-name="Standard" loext:marker-style-name="T3"><text:span text:style-name="T3">Pré-condições: </text:span><text:span text:style-name="T3"/></text:p>
      <text:p text:style-name="Standard">- O sistema deve estar ativo e disponível.</text:p>
      <text:p text:style-name="Standard"/>
      <text:p text:style-name="Standard" loext:marker-style-name="T3"><text:span text:style-name="T3">Passos de Execução:</text:span><text:span text:style-name="T3"/></text:p>
      <text:p text:style-name="Standard">1. Escolher função soma.</text:p>
      <text:p text:style-name="Standard">2. Informar o Primeiro Número.</text:p>
      <text:p text:style-name="Standard">3. Informar o Segundo Número.</text:p>
      <text:p text:style-name="Standard"/>
      <text:p text:style-name="Standard" loext:marker-style-name="T3"><text:span text:style-name="T3">Resultado Esperado:</text:span><text:span text:style-name="T3"/></text:p>
      <text:p text:style-name="Standard">- Somar os números 1 e 2 e retornar 3.</text:p>
      <text:p text:style-name="Standard">- <text:span text:style-name="T7">Somar os números 9 e 9 e retornar 18.</text:span></text:p>
      <text:p text:style-name="Standard"/>
      <text:p text:style-name="P3"/>
      <text:p text:style-name="P2" loext:marker-style-name="T4"><text:span text:style-name="T4">Título do Caso de Teste: Verificar a </text:span><text:span text:style-name="T5">funcionalidade de Soma</text:span></text:p>
      <text:p text:style-name="P2"/>
      <text:p text:style-name="P2"><text:span text:style-name="T3">ID do Caso de Teste:</text:span> TC-00<text:span text:style-name="T7">2</text:span> – Somas <text:span text:style-name="T7">Inv</text:span>álidas</text:p>
      <text:p text:style-name="P2"/>
      <text:p text:style-name="P2"><text:span text:style-name="T3">Propósito:</text:span> Verificar se a função soma está fazendo o cálculo de forma correta.</text:p>
      <text:p text:style-name="P2"/>
      <text:p text:style-name="P2" loext:marker-style-name="T3"><text:span text:style-name="T3">Pré-condições: </text:span></text:p>
      <text:p text:style-name="P2">- O sistema deve estar ativo e disponível.</text:p>
      <text:p text:style-name="P2"/>
      <text:p text:style-name="P2" loext:marker-style-name="T3"><text:span text:style-name="T3">Passos de Execução:</text:span></text:p>
      <text:p text:style-name="P2">1. Escolher função soma.</text:p>
      <text:p text:style-name="P2">2. Informar o Primeiro Número.</text:p>
      <text:p text:style-name="P2">3. Informar o Segundo Número.</text:p>
      <text:p text:style-name="P2"/>
      <text:p text:style-name="P2" loext:marker-style-name="T3"><text:span text:style-name="T3">Resultado Esperado:</text:span></text:p>
      <text:p text:style-name="P2">- Somar os números 1 e 2 e <text:span text:style-name="T7">não </text:span>retornar <text:span text:style-name="T7">5</text:span>.</text:p>
      <text:p text:style-name="P2">- <text:span text:style-name="T7">Somar os números 9 e 9 e não retornar 15.</text:span></text:p>
      <text:p text:style-name="P3"/>
      <text:p text:style-name="P2" loext:marker-style-name="T4"><text:span text:style-name="T4">Título do Caso de Teste: Verificar a </text:span><text:span text:style-name="T5">funcionalidade de Subtração</text:span></text:p>
      <text:p text:style-name="P2"/>
      <text:p text:style-name="P2"><text:span text:style-name="T3">ID do Caso de Teste:</text:span> TC-00<text:span text:style-name="T7">3</text:span> – Somas <text:span text:style-name="T7">Inv</text:span>álidas</text:p>
      <text:p text:style-name="P2"/>
      <text:p text:style-name="P2"><text:span text:style-name="T3">Propósito:</text:span> Verificar se a função <text:span text:style-name="T7">subtração </text:span>está fazendo o cálculo de forma correta.</text:p>
      <text:p text:style-name="P2"/>
      <text:p text:style-name="P2" loext:marker-style-name="T3"><text:span text:style-name="T3">Pré-condições: </text:span></text:p>
      <text:p text:style-name="P2">- O sistema deve estar ativo e disponível.</text:p>
      <text:p text:style-name="P2"/>
      <text:p text:style-name="P2" loext:marker-style-name="T3"><text:span text:style-name="T3">Passos de Execução:</text:span></text:p>
      <text:p text:style-name="P2">1. Escolher função <text:span text:style-name="T7">subtração</text:span>.</text:p>
      <text:p text:style-name="P2">2. Informar o Primeiro Número.</text:p>
      <text:p text:style-name="P2">3. Informar o Segundo Número.</text:p>
      <text:p text:style-name="P2"/>
      <text:p text:style-name="P2" loext:marker-style-name="T3"><text:span text:style-name="T3">Resultado Esperado:</text:span></text:p>
      <text:p text:style-name="P2">- <text:span text:style-name="T7">Subtrair</text:span> os números <text:span text:style-name="T7">3</text:span> e 2 e retornar <text:span text:style-name="T7">1</text:span>.</text:p>
      <text:p text:style-name="P2">- <text:span text:style-name="T7">Subtrair os números 9 e 9 e retornar 0.</text:span></text:p>
      <text:p text:style-name="P3"/>
      <text:p text:style-name="P2" loext:marker-style-name="T4"><text:span text:style-name="T4">Título do Caso de Teste: Verificar a </text:span><text:span text:style-name="T5">funcionalidade de Multiplicação</text:span></text:p>
      <text:p text:style-name="P2"/>
      <text:p text:style-name="P2"><text:span text:style-name="T3">ID do Caso de Teste:</text:span> TC-00<text:span text:style-name="T7">4</text:span> – <text:span text:style-name="T7">Multiplicações </text:span>Válidas</text:p>
      <text:p text:style-name="P2"/>
      <text:p text:style-name="P2"><text:span text:style-name="T3">Propósito:</text:span> Verificar se a função <text:span text:style-name="T7">Multiplicação </text:span>está fazendo o cálculo de forma correta.</text:p>
      <text:p text:style-name="P2"/>
      <text:p text:style-name="P2" loext:marker-style-name="T3"><text:span text:style-name="T3">Pré-condições: </text:span></text:p>
      <text:p text:style-name="P2">- O sistema deve estar ativo e disponível.</text:p>
      <text:p text:style-name="P2"/>
      <text:p text:style-name="P2" loext:marker-style-name="T3"><text:span text:style-name="T3">Passos de Execução:</text:span></text:p>
      <text:p text:style-name="P2">1. Escolher função <text:span text:style-name="T7">multiplicação</text:span>.</text:p>
      <text:p text:style-name="P2">2. Informar o Primeiro Número.</text:p>
      <text:p text:style-name="P2">3. Informar o Segundo Número.</text:p>
      <text:p text:style-name="P2"/>
      <text:p text:style-name="P2" loext:marker-style-name="T3"><text:span text:style-name="T3">Resultado Esperado:</text:span></text:p>
      <text:p text:style-name="P2">- <text:span text:style-name="T7">Multiplicar </text:span>os números 1 e 2 e retornar <text:span text:style-name="T7">2</text:span>.</text:p>
      <text:p text:style-name="P2">- <text:span text:style-name="T7">Multiplicar os números 9 e 9 e retornar 81.</text:span></text:p>
      <text:p text:style-name="P3"/>
      <text:p text:style-name="P2" loext:marker-style-name="T4"><text:span text:style-name="T4">Título do Caso de Teste: Verificar a </text:span><text:span text:style-name="T5">funcionalidade de </text:span><text:span text:style-name="T6">Divisão</text:span></text:p>
      <text:p text:style-name="P2"/>
      <text:p text:style-name="P2"><text:span text:style-name="T3">ID do Caso de Teste:</text:span> TC-00<text:span text:style-name="T18">5</text:span> – <text:span text:style-name="T18">Divisões </text:span>Válidas</text:p>
      <text:p text:style-name="P2"/>
      <text:p text:style-name="P2"><text:span text:style-name="T3">Propósito:</text:span> Verificar se a função <text:span text:style-name="T18">divisão </text:span>está fazendo o cálculo de forma correta.</text:p>
      <text:p text:style-name="P2"/>
      <text:p text:style-name="P2" loext:marker-style-name="T3"><text:span text:style-name="T3">Pré-condições: </text:span></text:p>
      <text:p text:style-name="P2">- O sistema deve estar ativo e disponível.</text:p>
      <text:p text:style-name="P2"/>
      <text:p text:style-name="P2" loext:marker-style-name="T3"><text:span text:style-name="T3">Passos de Execução:</text:span></text:p>
      <text:p text:style-name="P2">1. Escolher função <text:span text:style-name="T18">divisão</text:span>.</text:p>
      <text:p text:style-name="P2">2. Informar o Primeiro Número.</text:p>
      <text:p text:style-name="P2">3. Informar o Segundo Número.</text:p>
      <text:p text:style-name="P2"/>
      <text:p text:style-name="P2" loext:marker-style-name="T3"><text:span text:style-name="T3">Resultado Esperado:</text:span></text:p>
      <text:p text:style-name="P2">- <text:span text:style-name="T18">Dividir </text:span>os números <text:span text:style-name="T18">2</text:span> e 2 e retornar <text:span text:style-name="T18">1</text:span>.</text:p>
      <text:p text:style-name="P2">- <text:span text:style-name="T18">Dividir os números 18 e 9 e retornar 2.</text:span></text:p>
      <text:p text:style-name="P1"/>
      <text:p text:style-name="Standard" loext:marker-style-name="T4"><text:span text:style-name="T4">Desenho de teste Jasmine</text:span><text:span text:style-name="T4"/></text:p>
      <text:p text:style-name="Standard"><draw:custom-shape text:anchor-type="char" draw:z-index="0" draw:name="Caixa de Texto 2" draw:style-name="gr1" draw:text-style-name="P12" svg:width="14.817cm" svg:height="13.614cm" svg:x="-0.69cm" svg:y="1.15cm"><text:p text:style-name="P6"><text:span text:style-name="T8">describe</text:span><text:span text:style-name="T10">(</text:span><text:span text:style-name="T12">"Teste Calculadora"</text:span><text:span text:style-name="T10">, </text:span><text:span text:style-name="T13">function</text:span><text:span text:style-name="T10"> () {</text:span></text:p><text:p text:style-name="P6"><text:span text:style-name="T10">  </text:span><text:span text:style-name="T8">it</text:span><text:span text:style-name="T10">(</text:span><text:span text:style-name="T12">"Somas válidas"</text:span><text:span text:style-name="T10">, () </text:span><text:span text:style-name="T13">=&gt;</text:span><text:span text:style-name="T10"> {</text:span></text:p><text:p text:style-name="P5"><text:span text:style-name="T11">    </text:span><text:span text:style-name="T9">expect</text:span><text:span text:style-name="T11">(</text:span><text:span text:style-name="T9">soma</text:span><text:span text:style-name="T11">(</text:span><text:span text:style-name="T15">1</text:span><text:span text:style-name="T11">, </text:span><text:span text:style-name="T15">2</text:span><text:span text:style-name="T11">)).</text:span><text:span text:style-name="T9">toBe</text:span><text:span text:style-name="T11">(</text:span><text:span text:style-name="T15">3</text:span><text:span text:style-name="T11">);</text:span></text:p><text:p text:style-name="P5"><text:span text:style-name="T11">    </text:span><text:span text:style-name="T9">expect</text:span><text:span text:style-name="T11">(</text:span><text:span text:style-name="T9">soma</text:span><text:span text:style-name="T11">(</text:span><text:span text:style-name="T15">9</text:span><text:span text:style-name="T11">, </text:span><text:span text:style-name="T15">9</text:span><text:span text:style-name="T11">)).</text:span><text:span text:style-name="T9">toBe</text:span><text:span text:style-name="T11">(</text:span><text:span text:style-name="T15">18</text:span><text:span text:style-name="T11">);</text:span></text:p><text:p text:style-name="P5"><text:span text:style-name="T11">  });</text:span></text:p><text:p text:style-name="P4"/><text:p text:style-name="P6"><text:span text:style-name="T10">  </text:span><text:span text:style-name="T8">it</text:span><text:span text:style-name="T10">(</text:span><text:span text:style-name="T12">"Somas Inválidas"</text:span><text:span text:style-name="T10">, () </text:span><text:span text:style-name="T13">=&gt;</text:span><text:span text:style-name="T10"> {</text:span></text:p><text:p text:style-name="P6"><text:span text:style-name="T10">    </text:span><text:span text:style-name="T8">expect</text:span><text:span text:style-name="T10">(</text:span><text:span text:style-name="T8">soma</text:span><text:span text:style-name="T10">(</text:span><text:span text:style-name="T14">1</text:span><text:span text:style-name="T10">, </text:span><text:span text:style-name="T14">2</text:span><text:span text:style-name="T10">)).</text:span><text:span text:style-name="T16">not</text:span><text:span text:style-name="T10">.</text:span><text:span text:style-name="T8">toBe</text:span><text:span text:style-name="T10">(</text:span><text:span text:style-name="T14">5</text:span><text:span text:style-name="T10">);</text:span></text:p><text:p text:style-name="P5"><text:span text:style-name="T11">    </text:span><text:span text:style-name="T9">expect</text:span><text:span text:style-name="T11">(</text:span><text:span text:style-name="T9">soma</text:span><text:span text:style-name="T11">(</text:span><text:span text:style-name="T15">9</text:span><text:span text:style-name="T11">, </text:span><text:span text:style-name="T15">9</text:span><text:span text:style-name="T11">)).</text:span><text:span text:style-name="T17">not</text:span><text:span text:style-name="T11">.</text:span><text:span text:style-name="T9">toBe</text:span><text:span text:style-name="T11">(</text:span><text:span text:style-name="T15">15</text:span><text:span text:style-name="T11">);</text:span></text:p><text:p text:style-name="P8">  });</text:p><text:p text:style-name="P4"/><text:p text:style-name="P6"><text:span text:style-name="T10">  </text:span><text:span text:style-name="T8">it</text:span><text:span text:style-name="T10">(</text:span><text:span text:style-name="T12">"Subtrações válidas"</text:span><text:span text:style-name="T10">, () </text:span><text:span text:style-name="T13">=&gt;</text:span><text:span text:style-name="T10"> {</text:span></text:p><text:p text:style-name="P6"><text:span text:style-name="T10">    </text:span><text:span text:style-name="T8">expect</text:span><text:span text:style-name="T10">(</text:span><text:span text:style-name="T8">subtracao</text:span><text:span text:style-name="T10">(</text:span><text:span text:style-name="T14">3</text:span><text:span text:style-name="T10">, </text:span><text:span text:style-name="T14">2</text:span><text:span text:style-name="T10">)).</text:span><text:span text:style-name="T8">toBe</text:span><text:span text:style-name="T10">(</text:span><text:span text:style-name="T14">1</text:span><text:span text:style-name="T10">);</text:span></text:p><text:p text:style-name="P6"><text:span text:style-name="T10">    </text:span><text:span text:style-name="T8">expect</text:span><text:span text:style-name="T10">(</text:span><text:span text:style-name="T8">subtracao</text:span><text:span text:style-name="T10">(</text:span><text:span text:style-name="T14">9</text:span><text:span text:style-name="T10">, </text:span><text:span text:style-name="T14">9</text:span><text:span text:style-name="T10">)).</text:span><text:span text:style-name="T8">toBe</text:span><text:span text:style-name="T10">(</text:span><text:span text:style-name="T14">0</text:span><text:span text:style-name="T10">);</text:span></text:p><text:p text:style-name="P8">  });</text:p><text:p text:style-name="P4"/><text:p text:style-name="P6"><text:span text:style-name="T10">  </text:span><text:span text:style-name="T8">it</text:span><text:span text:style-name="T10">(</text:span><text:span text:style-name="T12">"multiplicações válidas"</text:span><text:span text:style-name="T10">, () </text:span><text:span text:style-name="T13">=&gt;</text:span><text:span text:style-name="T10"> {</text:span></text:p><text:p text:style-name="P6"><text:span text:style-name="T10">    </text:span><text:span text:style-name="T8">expect</text:span><text:span text:style-name="T10">(</text:span><text:span text:style-name="T8">multiplicacao</text:span><text:span text:style-name="T10">(</text:span><text:span text:style-name="T14">1</text:span><text:span text:style-name="T10">, </text:span><text:span text:style-name="T14">2</text:span><text:span text:style-name="T10">)).</text:span><text:span text:style-name="T8">toBe</text:span><text:span text:style-name="T10">(</text:span><text:span text:style-name="T14">2</text:span><text:span text:style-name="T10">);</text:span></text:p><text:p text:style-name="P6"><text:span text:style-name="T10">    </text:span><text:span text:style-name="T8">expect</text:span><text:span text:style-name="T10">(</text:span><text:span text:style-name="T8">multiplicacao</text:span><text:span text:style-name="T10">(</text:span><text:span text:style-name="T14">9</text:span><text:span text:style-name="T10">, </text:span><text:span text:style-name="T14">9</text:span><text:span text:style-name="T10">)).</text:span><text:span text:style-name="T8">toBe</text:span><text:span text:style-name="T10">(</text:span><text:span text:style-name="T14">81</text:span><text:span text:style-name="T10">);</text:span></text:p><text:p text:style-name="P8">  });</text:p><text:p text:style-name="P4"/><text:p text:style-name="P6"><text:span text:style-name="T10">  </text:span><text:span text:style-name="T8">it</text:span><text:span text:style-name="T10">(</text:span><text:span text:style-name="T12">"divisões válidas"</text:span><text:span text:style-name="T10">, () </text:span><text:span text:style-name="T13">=&gt;</text:span><text:span text:style-name="T10"> {</text:span></text:p><text:p text:style-name="P6"><text:span text:style-name="T10">    </text:span><text:span text:style-name="T8">expect</text:span><text:span text:style-name="T10">(</text:span><text:span text:style-name="T8">divisao</text:span><text:span text:style-name="T10">(</text:span><text:span text:style-name="T14">2</text:span><text:span text:style-name="T10">, </text:span><text:span text:style-name="T14">2</text:span><text:span text:style-name="T10">)).</text:span><text:span text:style-name="T8">toBe</text:span><text:span text:style-name="T10">(</text:span><text:span text:style-name="T14">1</text:span><text:span text:style-name="T10">);</text:span></text:p><text:p text:style-name="P6"><text:span text:style-name="T10">    </text:span><text:span text:style-name="T8">expect</text:span><text:span text:style-name="T10">(</text:span><text:span text:style-name="T8">divisao</text:span><text:span text:style-name="T10">(</text:span><text:span text:style-name="T14">18</text:span><text:span text:style-name="T10">, </text:span><text:span text:style-name="T14">9</text:span><text:span text:style-name="T10">)).</text:span><text:span text:style-name="T8">toBe</text:span><text:span text:style-name="T10">(</text:span><text:span text:style-name="T14">2</text:span><text:span text:style-name="T10">);</text:span></text:p><text:p text:style-name="P8">  });</text:p><text:p text:style-name="P8">});</text:p><text:p text:style-name="P7"/><text:p text:style-name="P5"><text:span text:style-name="T10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elipe Santos de Jesus</meta:initial-creator>
    <meta:editing-cycles>4</meta:editing-cycles>
    <meta:creation-date>2023-02-07T12:41:00</meta:creation-date>
    <dc:date>2024-04-08T15:13:33.738000000</dc:date>
    <meta:editing-duration>PT4H51M21S</meta:editing-duration>
    <meta:generator>LibreOffice/24.2.2.2$Windows_X86_64 LibreOffice_project/d56cc158d8a96260b836f100ef4b4ef25d6f1a01</meta:generator>
    <meta:print-date>2024-04-08T15:13:12.444000000</meta:print-date>
    <meta:printed-by>Arquivos PDF</meta:printed-by>
    <meta:document-statistic meta:table-count="0" meta:image-count="0" meta:object-count="0" meta:page-count="8" meta:paragraph-count="106" meta:word-count="608" meta:character-count="3812" meta:non-whitespace-character-count="3240"/>
    <meta:user-defined meta:name="AppVersion">16.0000</meta:user-defined>
    <meta:user-defined meta:name="ContentTypeId">0x010100547EF4FFB3A6584CB84DF6C3A1F473C8</meta:user-defined>
    <meta:template xlink:type="simple" xlink:actuate="onRequest" xlink:title="Normal" xlink:href=""/>
  </office:meta>
</office:document-meta>
</file>